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vertical-align="middle"/>
    </style:style>
    <style:style style:name="gr2" style:family="graphic" style:parent-style-name="standard">
      <style:graphic-properties draw:stroke="none" draw:fill="none" fo:min-height="1.655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svg:stroke-width="0.564cm" svg:stroke-color="#dddddd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5" style:family="graphic" style:parent-style-name="standard">
      <style:graphic-properties draw:stroke="none" svg:stroke-color="#000000" draw:fill="none" draw:fill-color="#ffffff" fo:min-height="0.43cm"/>
    </style:style>
    <style:style style:name="gr6" style:family="graphic" style:parent-style-name="standard">
      <style:graphic-properties draw:stroke="none" draw:fill="none" fo:min-height="0.715cm"/>
    </style:style>
    <style:style style:name="gr7" style:family="graphic" style:parent-style-name="standard">
      <style:graphic-properties draw:stroke="none" draw:fill="solid" draw:fill-color="#000000" draw:textarea-horizontal-align="center" draw:textarea-vertical-align="middle" fo:min-height="1.655cm" draw:shadow="hidden"/>
    </style:style>
    <style:style style:name="gr8" style:family="graphic" style:parent-style-name="standard">
      <style:graphic-properties draw:stroke="none" draw:fill="solid" draw:fill-color="#000000" draw:textarea-horizontal-align="center" draw:textarea-vertical-align="middle" fo:min-height="1.423cm" draw:shadow="hidden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paragraph-properties fo:text-align="justify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142cm" svg:height="1.246cm" svg:x="6.715cm" svg:y="5.853cm" svg:viewBox="0 0 1143 1247" draw:points="1143,0 0,623 1143,1247">
          <text:p/>
        </draw:polygon>
        <draw:polygon draw:style-name="gr1" draw:text-style-name="P1" draw:layer="layout" svg:width="1.269cm" svg:height="1.384cm" svg:x="9.917cm" svg:y="4.329cm" svg:viewBox="0 0 1270 1385" draw:points="0,0 1270,693 0,1385">
          <text:p/>
        </draw:polygon>
        <draw:polygon draw:style-name="gr1" draw:text-style-name="P1" draw:layer="layout" svg:width="1.269cm" svg:height="1.384cm" svg:x="9.89cm" svg:y="6.957cm" svg:viewBox="0 0 1270 1385" draw:points="0,0 1270,693 0,1385">
          <text:p/>
        </draw:polygon>
        <draw:polygon draw:style-name="gr1" draw:text-style-name="P1" draw:layer="layout" svg:width="1.142cm" svg:height="1.246cm" svg:x="6.715cm" svg:y="8.505cm" svg:viewBox="0 0 1143 1247" draw:points="1143,0 0,623 1143,1247">
          <text:p/>
        </draw:polygon>
        <draw:frame draw:style-name="gr2" draw:text-style-name="P2" draw:layer="layout" svg:width="9.299cm" svg:height="1.905cm" svg:x="9.608cm" svg:y="17.256cm">
          <draw:text-box>
            <text:p>écriture dont le sens de lecture</text:p>
          </draw:text-box>
        </draw:frame>
        <draw:frame draw:style-name="gr3" draw:text-style-name="P2" draw:layer="layout" svg:width="4.778cm" svg:height="0.963cm" svg:x="10.398cm" svg:y="18.907cm">
          <draw:text-box>
            <text:p>ligne sur l'autre</text:p>
          </draw:text-box>
        </draw:frame>
        <draw:path draw:style-name="gr4" draw:text-style-name="P3" draw:layer="layout" svg:width="10.487cm" svg:height="4.082cm" svg:x="3.134cm" svg:y="5.045cm" svg:viewBox="0 0 10488 4083" svg:d="M1041 0c8890 0 7493 0 8636 0s1016 1420 0 1420-8636 0-9144 0-889 1420 0 1243c889-178 8509 0 9398 0s508 1420-635 1420-4826 0-4826 0">
          <text:p/>
        </draw:path>
        <draw:frame draw:style-name="gr5" draw:text-style-name="P4" draw:layer="layout" svg:width="10.033cm" svg:height="0.962cm" svg:x="3.794cm" svg:y="4.511cm">
          <draw:text-box>
            <text:p>Un boustrophédon désigne une </text:p>
          </draw:text-box>
        </draw:frame>
        <draw:frame draw:style-name="gr6" draw:text-style-name="P6" draw:layer="layout" svg:width="9.369cm" svg:height="1.673cm" svg:x="3.569cm" svg:y="7.085cm">
          <draw:text-box>
            <text:p text:style-name="P5"><text:s/>change alternativement d'une </text:p>
            <text:p text:style-name="P5"><text:s text:c="2"/></text:p>
          </draw:text-box>
        </draw:frame>
        <draw:g>
          <draw:path draw:style-name="gr7" draw:text-style-name="P7" draw:layer="layout" svg:width="0.297cm" svg:height="0.473cm" svg:x="12.358cm" svg:y="6.179cm" svg:viewBox="0 0 298 474" svg:d="M239 312c0 17-1 34-5 48-4 15-9 28-17 38-7 11-17 19-29 25s-26 9-42 9c-24 0-44-5-58-14-15-10-25-22-30-37l-49 14c4 9 8 18 15 28 6 9 14 18 25 25 11 8 24 14 40 19 15 5 34 7 57 7 49 0 87-15 113-44 26-30 39-74 39-132 0-32-4-58-12-80s-18-40-32-53c-14-14-30-24-48-30s-37-9-58-9c-28 0-52 4-71 13-19 10-34 22-45 38-12 16-20 35-25 57s-7 45-7 70v8zM58 269c3-35 12-61 27-78 15-16 36-24 64-24 9 0 19 2 29 5s20 8 29 16c8 7 16 18 22 31s9 30 10 50zM189 95v-6l-68-89h-64v9l102 86z">
            <text:p/>
          </draw:path>
          <draw:path draw:style-name="gr7" draw:text-style-name="P7" draw:layer="layout" svg:width="0.273cm" svg:height="0.347cm" svg:x="12.031cm" svg:y="6.305cm" svg:viewBox="0 0 274 348" svg:d="M215 172c0 20-1 37-4 53-2 17-7 31-14 42-6 12-15 21-26 27-11 7-24 10-40 10-20 0-37-5-50-16-13-10-21-26-25-48h-56c2 14 6 28 12 41s15 24 25 34c11 10 24 18 39 24 16 6 33 9 53 9 27 0 49-4 67-13 19-9 34-21 45-37 12-16 20-34 25-55s8-44 8-69c0-23-2-43-6-60s-9-32-15-45c-7-13-15-24-24-33s-19-16-30-21c-10-5-22-9-33-11-12-3-24-4-36-4-19 0-36 3-50 8-15 5-28 12-38 21-11 9-20 20-26 32-7 12-11 25-14 39l57 5c3-19 10-34 22-45s29-16 50-16c16 0 30 2 40 8 11 5 20 13 26 24 7 10 12 24 14 40 3 16 4 35 4 56z">
            <text:p/>
          </draw:path>
          <draw:path draw:style-name="gr7" draw:text-style-name="P7" draw:layer="layout" svg:width="0.158cm" svg:height="0.341cm" svg:x="11.813cm" svg:y="6.305cm" svg:viewBox="0 0 159 342" svg:d="M157 342v-258c0-7 0-14 0-21s0-15 1-21c0-7 0-14 0-20s1-11 1-16h-53c0 5 0 10-1 17 0 6 0 12-1 18 0 7 0 13 0 19s0 11 0 15h-2c-4-13-8-24-12-34-5-9-10-17-16-23s-13-10-21-13c-9-3-19-5-30-5-5 0-9 0-13 1-5 1-8 1-10 2v51c4-1 8-1 13-2s11-1 17-1c13 0 24 3 32 9 9 6 17 14 23 24 5 10 9 22 12 37 3 14 4 29 4 46v175z">
            <text:p/>
          </draw:path>
          <draw:path draw:style-name="gr7" draw:text-style-name="P7" draw:layer="layout" svg:width="0.055cm" svg:height="0.46cm" svg:x="11.704cm" svg:y="6.187cm" svg:viewBox="0 0 56 461" svg:d="M56 53c0-17 0-35 0-53-19 0-37 0-56 0 0 18 0 36 0 53 19 0 37 0 56 0zM56 461c0-112 0-224 0-336-19 0-37 0-56 0 0 112 0 224 0 336 19 0 37 0 56 0z">
            <text:p/>
          </draw:path>
          <draw:path draw:style-name="gr7" draw:text-style-name="P7" draw:layer="layout" svg:width="0.161cm" svg:height="0.415cm" svg:x="11.491cm" svg:y="6.236cm" svg:viewBox="0 0 162 416" svg:d="M0 409c8 2 17 4 26 5s19 2 30 2c45 0 67-25 67-76v-224h39v-41h-41l-16-75h-37v75h-62v41h62v212c0 16-3 27-8 34-6 6-15 10-28 10-5 0-10-1-15-2-5 0-11-1-17-3z">
            <text:p/>
          </draw:path>
          <draw:path draw:style-name="gr7" draw:text-style-name="P7" draw:layer="layout" svg:width="0.269cm" svg:height="0.341cm" svg:x="11.174cm" svg:y="6.311cm" svg:viewBox="0 0 270 342" svg:d="M214 0v213c0 16-2 30-4 41s-6 20-12 26c-5 7-12 12-21 15-9 2-19 4-33 4-13 0-25-2-35-7-11-5-20-11-28-20-7-9-13-20-17-33s-6-28-6-44v-195h-56v265c0 7 0 15 0 22 0 8-1 16-1 22 0 7 0 13 0 18-1 5-1 8-1 8h53c0-1 0-4 0-8 1-5 1-10 1-16s1-11 1-17c0-7 0-12 0-16h1c5 10 11 19 18 27 6 8 14 14 22 20 9 5 18 10 29 13 11 2 24 4 38 4 19 0 35-2 48-7 14-4 25-11 34-21 8-9 15-22 19-37 4-14 6-32 6-53v-224z">
            <text:p/>
          </draw:path>
          <draw:path draw:style-name="gr7" draw:text-style-name="P7" draw:layer="layout" svg:width="0.158cm" svg:height="0.341cm" svg:x="10.933cm" svg:y="6.305cm" svg:viewBox="0 0 159 342" svg:d="M157 342v-258c0-7 0-14 0-21s0-15 1-21c0-7 0-14 0-20s1-11 1-16h-53c0 5 0 10-1 17 0 6 0 12-1 18 0 7 0 13 0 19s0 11 0 15h-2c-4-13-8-24-12-34-5-9-10-17-16-23s-13-10-21-13c-9-3-19-5-30-5-5 0-9 0-13 1-5 1-8 1-10 2v51c4-1 8-1 13-2s11-1 17-1c13 0 24 3 32 9 9 6 17 14 23 24 5 10 9 22 12 37 3 14 4 29 4 46v175z">
            <text:p/>
          </draw:path>
          <draw:path draw:style-name="gr7" draw:text-style-name="P7" draw:layer="layout" svg:width="0.297cm" svg:height="0.347cm" svg:x="10.597cm" svg:y="6.305cm" svg:viewBox="0 0 298 348" svg:d="M239 186c0 18-1 34-5 49-4 14-9 27-17 38-7 10-17 19-29 25-12 5-26 8-42 8-24 0-44-4-58-14-15-10-25-22-30-37l-49 14c4 9 8 19 15 28 6 9 14 18 25 25 11 8 24 14 40 19 15 5 34 7 57 7 49 0 87-15 113-44 26-30 39-74 39-132 0-31-4-58-12-80s-18-40-32-53c-14-14-30-24-48-30s-37-9-58-9c-28 0-52 5-71 14s-34 21-45 37c-12 16-20 35-25 57s-7 45-7 71v7zM58 143c3-35 12-61 27-77 15-17 36-25 64-25 9 0 19 2 29 5s20 8 29 16c8 7 16 18 22 31s9 30 10 50z">
            <text:p/>
          </draw:path>
          <draw:path draw:style-name="gr7" draw:text-style-name="P7" draw:layer="layout" svg:width="0.285cm" svg:height="0.466cm" svg:x="10.081cm" svg:y="6.187cm" svg:viewBox="0 0 286 467" svg:d="M58 407c10 21 24 37 41 46s38 14 63 14c43 0 74-14 94-43 20-28 30-72 30-130 0-117-42-175-124-175-25 0-46 4-63 14-17 9-31 24-41 44h-1c0-2 0-5 0-10 0-4 0-9 1-14 0-5 0-9 0-13 0-5 0-8 0-10v-130h-56v393c0 8 0 16 0 23 0 8-1 15-1 21s0 11 0 16c-1 4-1 7-1 7h53c1-2 1-5 1-9 1-4 1-8 1-13 1-5 1-10 1-15 0-6 0-11 0-16zM227 293c0 23-1 43-4 59-3 17-8 30-14 41-7 11-15 18-25 23s-22 8-36 8c-15 0-28-3-39-7-11-5-21-13-28-23-8-11-14-25-17-42-4-17-6-38-6-63 0-24 2-44 6-61 3-16 9-29 17-39 8-11 17-18 28-22 11-5 24-7 38-7s26 2 36 7 18 13 24 23c7 11 12 24 15 41s5 38 5 62z">
            <text:p/>
          </draw:path>
          <draw:path draw:style-name="gr7" draw:text-style-name="P7" draw:layer="layout" svg:width="0.299cm" svg:height="0.347cm" svg:x="9.715cm" svg:y="6.305cm" svg:viewBox="0 0 300 348" svg:d="M0 174c0 59 13 102 39 131s63 43 112 43c24 0 45-3 63-10s34-18 47-33c12-14 22-32 29-54 6-22 10-48 10-77 0-116-50-174-151-174-26 0-48 4-67 11s-34 18-46 32c-13 15-22 33-27 55-6 22-9 47-9 76zM59 174c0-26 2-48 6-65s10-30 17-40c8-11 18-18 29-22s23-6 38-6c14 0 27 2 38 7 12 4 21 11 29 21 8 11 15 24 19 41s6 38 6 64-2 47-7 65c-4 17-10 30-18 40-8 11-18 18-29 22-10 4-22 6-35 6-14 0-27-2-39-6-11-4-21-11-29-21s-15-24-19-41-6-39-6-65z">
            <text:p/>
          </draw:path>
          <draw:path draw:style-name="gr7" draw:text-style-name="P7" draw:layer="layout" svg:width="0.269cm" svg:height="0.341cm" svg:x="9.378cm" svg:y="6.305cm" svg:viewBox="0 0 270 342" svg:d="M56 342v-213c0-16 1-30 4-41 2-11 6-20 11-26 6-7 13-12 22-15 8-2 19-4 32-4 14 0 25 2 36 7s20 12 27 20c8 9 14 20 18 33s6 28 6 44v195h56v-265c0-7 0-14 0-22s0-15 1-22c0-7 0-13 0-18s1-8 1-8h-53c0 1 0 4-1 9 0 4 0 9 0 15-1 6-1 12-1 18s0 11 0 15h-1c-6-10-12-19-18-27s-14-14-22-20c-9-5-19-9-29-12-11-3-24-5-39-5-18 0-34 2-48 7-13 4-24 11-33 21-9 9-15 22-19 37s-6 33-6 53v224z">
            <text:p/>
          </draw:path>
          <draw:path draw:style-name="gr7" draw:text-style-name="P7" draw:layer="layout" svg:width="0.161cm" svg:height="0.415cm" svg:x="9.167cm" svg:y="6.236cm" svg:viewBox="0 0 162 416" svg:d="M0 409c8 2 17 4 26 5s19 2 30 2c45 0 67-25 67-76v-224h39v-41h-41l-16-75h-37v75h-62v41h62v212c0 16-3 27-8 34-6 6-15 10-28 10-5 0-10-1-15-2-5 0-11-1-17-3z">
            <text:p/>
          </draw:path>
          <draw:path draw:style-name="gr7" draw:text-style-name="P7" draw:layer="layout" svg:width="0.055cm" svg:height="0.46cm" svg:x="8.884cm" svg:y="6.187cm" svg:viewBox="0 0 56 461" svg:d="M56 461c0-154 0-307 0-461-19 0-37 0-56 0 0 154 0 307 0 461 19 0 37 0 56 0z">
            <text:p/>
          </draw:path>
          <draw:path draw:style-name="gr7" draw:text-style-name="P7" draw:layer="layout" svg:width="0.297cm" svg:height="0.347cm" svg:x="8.518cm" svg:y="6.305cm" svg:viewBox="0 0 298 348" svg:d="M239 186c0 18-1 34-5 49-4 14-9 27-17 38-7 10-17 19-29 25-12 5-26 8-42 8-24 0-44-4-58-14-15-10-25-22-30-37l-49 14c4 9 8 19 15 28 6 9 14 18 25 25 11 8 24 14 40 19 15 5 34 7 57 7 49 0 87-15 113-44 26-30 39-74 39-132 0-31-4-58-12-80s-18-40-32-53c-14-14-30-24-48-30s-37-9-58-9c-28 0-52 5-71 14s-34 21-45 37c-12 16-20 35-25 57s-7 45-7 71v7zM58 143c3-35 12-61 27-77 15-17 36-25 64-25 9 0 19 2 29 5s20 8 29 16c8 7 16 18 22 31s9 30 10 50z">
            <text:p/>
          </draw:path>
          <draw:path draw:style-name="gr7" draw:text-style-name="P7" draw:layer="layout" svg:width="0.276cm" svg:height="0.346cm" svg:x="8.019cm" svg:y="6.306cm" svg:viewBox="0 0 277 347" svg:d="M0 248c0 16 3 30 9 42 6 13 15 23 27 31 11 9 25 15 42 20 17 4 36 6 58 6 20 0 37-1 53-4 15-3 29-8 41-15 12-6 21-15 29-26s14-24 18-40l-49-9c-5 18-15 31-30 39-15 9-35 13-62 13-12 0-23-1-33-3-10-1-19-4-26-8s-13-10-17-16c-4-7-6-16-6-25 0-11 3-19 7-25 5-7 12-12 20-17 9-4 19-8 31-11s25-7 40-11c13-3 27-7 40-12 13-4 25-10 36-17 10-7 19-16 26-26 6-11 10-24 10-40 0-31-11-54-33-70s-54-24-95-24c-37 0-67 7-89 20s-35 33-41 62l50 6c2-8 5-16 10-21 5-6 11-11 18-15 7-3 15-6 24-7 9-2 18-3 28-3 25 0 43 4 55 12 12 7 18 19 18 34 0 10-2 17-6 23-5 6-11 11-19 15s-17 7-29 10c-11 3-23 7-37 10-8 2-18 5-27 7-9 3-18 6-27 9-9 4-17 8-25 13s-14 11-20 18-10 14-14 24c-3 9-5 19-5 31z">
            <text:p/>
          </draw:path>
          <draw:path draw:style-name="gr7" draw:text-style-name="P7" draw:layer="layout" svg:width="0.297cm" svg:height="0.347cm" svg:x="7.672cm" svg:y="6.305cm" svg:viewBox="0 0 298 348" svg:d="M239 186c0 18-1 34-5 49-4 14-9 27-17 38-7 10-17 19-29 25-12 5-26 8-42 8-24 0-44-4-58-14-15-10-25-22-30-37l-49 14c4 9 8 19 15 28 6 9 14 18 25 25 11 8 24 14 40 19 15 5 34 7 57 7 49 0 87-15 113-44 26-30 39-74 39-132 0-31-4-58-12-80s-18-40-32-53c-14-14-30-24-48-30s-37-9-58-9c-28 0-52 5-71 14s-34 21-45 37c-12 16-20 35-25 57s-7 45-7 71v7zM58 143c3-35 12-61 27-77 15-17 36-25 64-25 9 0 19 2 29 5s20 8 29 16c8 7 16 18 22 31s9 30 10 50z">
            <text:p/>
          </draw:path>
          <draw:path draw:style-name="gr7" draw:text-style-name="P7" draw:layer="layout" svg:width="0.269cm" svg:height="0.341cm" svg:x="7.333cm" svg:y="6.305cm" svg:viewBox="0 0 270 342" svg:d="M56 342v-213c0-16 1-30 4-41 2-11 6-20 11-26 6-7 13-12 22-15 8-2 19-4 32-4 14 0 25 2 36 7s20 12 27 20c8 9 14 20 18 33s6 28 6 44v195h56v-265c0-7 0-14 0-22s0-15 1-22c0-7 0-13 0-18s1-8 1-8h-53c0 1 0 4-1 9 0 4 0 9 0 15-1 6-1 12-1 18s0 11 0 15h-1c-6-10-12-19-18-27s-14-14-22-20c-9-5-19-9-29-12-11-3-24-5-39-5-18 0-34 2-48 7-13 4-24 11-33 21-9 9-15 22-19 37s-6 33-6 53v224z">
            <text:p/>
          </draw:path>
          <draw:path draw:style-name="gr7" draw:text-style-name="P7" draw:layer="layout" svg:width="0.276cm" svg:height="0.346cm" svg:x="6.999cm" svg:y="6.306cm" svg:viewBox="0 0 277 347" svg:d="M0 248c0 16 3 30 9 42 6 13 15 23 27 31 11 9 25 15 42 20 17 4 36 6 58 6 20 0 37-1 53-4 15-3 29-8 41-15 12-6 21-15 29-26s14-24 18-40l-49-9c-5 18-15 31-30 39-15 9-35 13-62 13-12 0-23-1-33-3-10-1-19-4-26-8s-13-10-17-16c-4-7-6-16-6-25 0-11 3-19 7-25 5-7 12-12 20-17 9-4 19-8 31-11s25-7 40-11c13-3 27-7 40-12 13-4 25-10 36-17 10-7 19-16 26-26 6-11 10-24 10-40 0-31-11-54-33-70s-54-24-95-24c-37 0-67 7-89 20s-35 33-41 62l50 6c2-8 5-16 10-21 5-6 11-11 18-15 7-3 15-6 24-7 9-2 18-3 28-3 25 0 43 4 55 12 12 7 18 19 18 34 0 10-2 17-6 23-5 6-11 11-19 15s-17 7-29 10c-11 3-23 7-37 10-8 2-18 5-27 7-9 3-18 6-27 9-9 4-17 8-25 13s-14 11-20 18-10 14-14 24c-3 9-5 19-5 31z">
            <text:p/>
          </draw:path>
          <draw:path draw:style-name="gr7" draw:text-style-name="P7" draw:layer="layout" svg:width="0.285cm" svg:height="0.466cm" svg:x="6.487cm" svg:y="6.187cm" svg:viewBox="0 0 286 467" svg:d="M58 407c10 21 24 37 41 46s38 14 63 14c43 0 74-14 94-43 20-28 30-72 30-130 0-117-42-175-124-175-25 0-46 4-63 14-17 9-31 24-41 44h-1c0-2 0-5 0-10 0-4 0-9 1-14 0-5 0-9 0-13 0-5 0-8 0-10v-130h-56v393c0 8 0 16 0 23 0 8-1 15-1 21s0 11 0 16c-1 4-1 7-1 7h53c1-2 1-5 1-9 1-4 1-8 1-13 1-5 1-10 1-15 0-6 0-11 0-16zM227 293c0 23-1 43-4 59-3 17-8 30-14 41-7 11-15 18-25 23s-22 8-36 8c-15 0-28-3-39-7-11-5-21-13-28-23-8-11-14-25-17-42-4-17-6-38-6-63 0-24 2-44 6-61 3-16 9-29 17-39 8-11 17-18 28-22 11-5 24-7 38-7s26 2 36 7 18 13 24 23c7 11 12 24 15 41s5 38 5 62z">
            <text:p/>
          </draw:path>
          <draw:path draw:style-name="gr7" draw:text-style-name="P7" draw:layer="layout" svg:width="0.297cm" svg:height="0.347cm" svg:x="6.122cm" svg:y="6.305cm" svg:viewBox="0 0 298 348" svg:d="M239 186c0 18-1 34-5 49-4 14-9 27-17 38-7 10-17 19-29 25-12 5-26 8-42 8-24 0-44-4-58-14-15-10-25-22-30-37l-49 14c4 9 8 19 15 28 6 9 14 18 25 25 11 8 24 14 40 19 15 5 34 7 57 7 49 0 87-15 113-44 26-30 39-74 39-132 0-31-4-58-12-80s-18-40-32-53c-14-14-30-24-48-30s-37-9-58-9c-28 0-52 5-71 14s-34 21-45 37c-12 16-20 35-25 57s-7 45-7 71v7zM58 143c3-35 12-61 27-77 15-17 36-25 64-25 9 0 19 2 29 5s20 8 29 16c8 7 16 18 22 31s9 30 10 50z">
            <text:p/>
          </draw:path>
          <draw:path draw:style-name="gr7" draw:text-style-name="P7" draw:layer="layout" svg:width="0.055cm" svg:height="0.46cm" svg:x="5.819cm" svg:y="6.187cm" svg:viewBox="0 0 56 461" svg:d="M56 461c0-154 0-307 0-461-19 0-37 0-56 0 0 154 0 307 0 461 19 0 37 0 56 0z">
            <text:p/>
          </draw:path>
          <draw:path draw:style-name="gr7" draw:text-style-name="P7" draw:layer="layout" svg:width="0.297cm" svg:height="0.347cm" svg:x="5.453cm" svg:y="6.305cm" svg:viewBox="0 0 298 348" svg:d="M239 186c0 18-1 34-5 49-4 14-9 27-17 38-7 10-17 19-29 25-12 5-26 8-42 8-24 0-44-4-58-14-15-10-25-22-30-37l-49 14c4 9 8 19 15 28 6 9 14 18 25 25 11 8 24 14 40 19 15 5 34 7 57 7 49 0 87-15 113-44 26-30 39-74 39-132 0-31-4-58-12-80s-18-40-32-53c-14-14-30-24-48-30s-37-9-58-9c-28 0-52 5-71 14s-34 21-45 37c-12 16-20 35-25 57s-7 45-7 71v7zM58 143c3-35 12-61 27-77 15-17 36-25 64-25 9 0 19 2 29 5s20 8 29 16c8 7 16 18 22 31s9 30 10 50z">
            <text:p/>
          </draw:path>
          <draw:path draw:style-name="gr7" draw:text-style-name="P7" draw:layer="layout" svg:width="0.273cm" svg:height="0.347cm" svg:x="5.126cm" svg:y="6.305cm" svg:viewBox="0 0 274 348" svg:d="M215 172c0 20-1 37-4 53-2 17-7 31-14 42-6 12-15 21-26 27-11 7-24 10-40 10-20 0-37-5-50-16-13-10-21-26-25-48h-56c2 14 6 28 12 41s15 24 25 34c11 10 24 18 39 24 16 6 33 9 53 9 27 0 49-4 67-13 19-9 34-21 45-37 12-16 20-34 25-55s8-44 8-69c0-23-2-43-6-60s-9-32-15-45c-7-13-15-24-24-33s-19-16-30-21c-10-5-22-9-33-11-12-3-24-4-36-4-19 0-36 3-50 8-15 5-28 12-38 21-11 9-20 20-26 32-7 12-11 25-14 39l57 5c3-19 10-34 22-45s29-16 50-16c16 0 30 2 40 8 11 5 20 13 26 24 7 10 12 24 14 40 3 16 4 35 4 56z">
            <text:p/>
          </draw:path>
          <draw:path draw:style-name="gr7" draw:text-style-name="P7" draw:layer="layout" svg:width="0.161cm" svg:height="0.415cm" svg:x="4.938cm" svg:y="6.236cm" svg:viewBox="0 0 162 416" svg:d="M0 409c8 2 17 4 26 5s19 2 30 2c45 0 67-25 67-76v-224h39v-41h-41l-16-75h-37v75h-62v41h62v212c0 16-3 27-8 34-6 6-15 10-28 10-5 0-10-1-15-2-5 0-11-1-17-3z">
            <text:p/>
          </draw:path>
          <draw:path draw:style-name="gr7" draw:text-style-name="P7" draw:layer="layout" svg:width="0.269cm" svg:height="0.341cm" svg:x="4.621cm" svg:y="6.311cm" svg:viewBox="0 0 270 342" svg:d="M214 0v213c0 16-2 30-4 41s-6 20-12 26c-5 7-12 12-21 15-9 2-19 4-33 4-13 0-25-2-35-7-11-5-20-11-28-20-7-9-13-20-17-33s-6-28-6-44v-195h-56v265c0 7 0 15 0 22 0 8-1 16-1 22 0 7 0 13 0 18-1 5-1 8-1 8h53c0-1 0-4 0-8 1-5 1-10 1-16s1-11 1-17c0-7 0-12 0-16h1c5 10 11 19 18 27 6 8 14 14 22 20 9 5 18 10 29 13 11 2 24 4 38 4 19 0 35-2 48-7 14-4 25-11 34-21 8-9 15-22 19-37 4-14 6-32 6-53v-224z">
            <text:p/>
          </draw:path>
          <draw:path draw:style-name="gr7" draw:text-style-name="P7" draw:layer="layout" svg:width="0.158cm" svg:height="0.341cm" svg:x="4.379cm" svg:y="6.305cm" svg:viewBox="0 0 159 342" svg:d="M157 342v-258c0-7 0-14 0-21s0-15 1-21c0-7 0-14 0-20s1-11 1-16h-53c0 5 0 10-1 17 0 6 0 12-1 18 0 7 0 13 0 19s0 11 0 15h-2c-4-13-8-24-12-34-5-9-10-17-16-23s-13-10-21-13c-9-3-19-5-30-5-5 0-9 0-13 1-5 1-8 1-10 2v51c4-1 8-1 13-2s11-1 17-1c13 0 24 3 32 9 9 6 17 14 23 24 5 10 9 22 12 37 3 14 4 29 4 46v175z">
            <text:p/>
          </draw:path>
          <draw:path draw:style-name="gr7" draw:text-style-name="P7" draw:layer="layout" svg:width="0.297cm" svg:height="0.347cm" svg:x="4.044cm" svg:y="6.305cm" svg:viewBox="0 0 298 348" svg:d="M239 186c0 18-1 34-5 49-4 14-9 27-17 38-7 10-17 19-29 25-12 5-26 8-42 8-24 0-44-4-58-14-15-10-25-22-30-37l-49 14c4 9 8 19 15 28 6 9 14 18 25 25 11 8 24 14 40 19 15 5 34 7 57 7 49 0 87-15 113-44 26-30 39-74 39-132 0-31-4-58-12-80s-18-40-32-53c-14-14-30-24-48-30s-37-9-58-9c-28 0-52 5-71 14s-34 21-45 37c-12 16-20 35-25 57s-7 45-7 71v7zM58 143c3-35 12-61 27-77 15-17 36-25 64-25 9 0 19 2 29 5s20 8 29 16c8 7 16 18 22 31s9 30 10 50z">
            <text:p/>
          </draw:path>
        </draw:g>
        <draw:g>
          <draw:path draw:style-name="gr8" draw:text-style-name="P7" draw:layer="layout" svg:width="0.055cm" svg:height="0.46cm" svg:x="12.534cm" svg:y="8.804cm" svg:viewBox="0 0 56 461" svg:d="M56 461c0-154 0-307 0-461-19 0-37 0-56 0 0 154 0 307 0 461 19 0 37 0 56 0z">
            <text:p/>
          </draw:path>
          <draw:path draw:style-name="gr8" draw:text-style-name="P7" draw:layer="layout" svg:width="0.055cm" svg:height="0.46cm" svg:x="12.395cm" svg:y="8.804cm" svg:viewBox="0 0 56 461" svg:d="M56 53c0-17 0-35 0-53-19 0-37 0-56 0 0 18 0 36 0 53 19 0 37 0 56 0zM56 461c0-112 0-224 0-336-19 0-37 0-56 0 0 112 0 224 0 336 19 0 37 0 56 0z">
            <text:p/>
          </draw:path>
          <draw:path draw:style-name="gr8" draw:text-style-name="P7" draw:layer="layout" svg:width="0.285cm" svg:height="0.472cm" svg:x="12.042cm" svg:y="8.923cm" svg:viewBox="0 0 286 473" svg:d="M142 473c20 0 37-2 51-6 15-4 28-9 39-17 10-7 19-16 25-26 7-10 12-22 15-34l-56-8c-4 15-12 27-25 36-13 8-30 12-50 12-13 0-24-1-35-5-10-3-19-9-26-17s-13-18-17-30c-4-13-6-28-6-45v-55h1c4 9 9 17 15 25s14 14 23 20c8 6 19 11 30 15 12 3 25 5 40 5 21 0 39-3 55-10 15-8 27-18 37-33 9-14 16-32 21-53 4-21 7-45 7-73 0-27-3-51-7-73-5-21-12-40-22-55s-23-26-39-34-35-12-58-12c-24 0-45 5-62 16-18 11-31 27-41 47 0-6 0-11-1-18 0-6 0-12-1-18 0-6 0-11-1-15 0-4-1-6-1-6h-53c0 2 0 5 1 9 0 5 0 10 0 16 0 7 1 13 1 21 0 7 0 15 0 23v257c0 47 11 82 34 106 23 23 59 35 106 35zM57 173c0-23 3-43 8-60s12-30 20-41c8-10 18-18 28-23 11-5 22-7 33-7 14 0 27 2 37 7s18 13 25 23c7 11 12 25 15 41 3 17 5 37 5 60 0 24-2 45-5 61s-8 30-15 40c-6 10-15 17-25 22-10 4-22 6-36 6-11 0-22-2-33-7-10-5-20-12-28-23-9-10-16-23-21-40-5-16-8-36-8-59z">
            <text:p/>
          </draw:path>
          <draw:path draw:style-name="gr8" draw:text-style-name="P7" draw:layer="layout" svg:width="0.269cm" svg:height="0.341cm" svg:x="11.69cm" svg:y="8.922cm" svg:viewBox="0 0 270 342" svg:d="M56 342v-213c0-16 1-30 4-41 2-11 6-20 11-26 6-7 13-12 22-15 8-2 19-4 32-4 14 0 25 2 36 7s20 12 27 20c8 9 14 20 18 33s6 28 6 44v195h56v-265c0-7 0-14 0-22s0-15 1-22c0-7 0-13 0-18s1-8 1-8h-53c0 1 0 4-1 9 0 4 0 9 0 15-1 6-1 12-1 18s0 11 0 15h-1c-6-10-12-19-18-27s-14-14-22-20c-9-5-19-9-29-12-11-3-24-5-39-5-18 0-34 2-48 7-13 4-24 11-33 21-9 9-15 22-19 37s-6 33-6 53v224z">
            <text:p/>
          </draw:path>
          <draw:path draw:style-name="gr8" draw:text-style-name="P7" draw:layer="layout" svg:width="0.297cm" svg:height="0.347cm" svg:x="11.326cm" svg:y="8.922cm" svg:viewBox="0 0 298 348" svg:d="M239 186c0 18-1 34-5 49-4 14-9 27-17 38-7 10-17 19-29 25-12 5-26 8-42 8-24 0-44-4-58-14-15-10-25-22-30-37l-49 14c4 9 8 19 15 28 6 9 14 18 25 25 11 8 24 14 40 19 15 5 34 7 57 7 49 0 87-15 113-44 26-30 39-74 39-132 0-31-4-58-12-80s-18-40-32-53c-14-14-30-24-48-30s-37-9-58-9c-28 0-52 5-71 14s-34 21-45 37c-12 16-20 35-25 57s-7 45-7 71v7zM58 143c3-35 12-61 27-77 15-17 36-25 64-25 9 0 19 2 29 5s20 8 29 16c8 7 16 18 22 31s9 30 10 50z">
            <text:p/>
          </draw:path>
          <draw:path draw:style-name="gr8" draw:text-style-name="P7" draw:layer="layout" svg:width="0.276cm" svg:height="0.346cm" svg:x="10.827cm" svg:y="8.923cm" svg:viewBox="0 0 277 347" svg:d="M0 248c0 16 3 30 9 42 6 13 15 23 27 31 11 9 25 15 42 20 17 4 36 6 58 6 20 0 37-1 53-4 15-3 29-8 41-15 12-6 21-15 29-26s14-24 18-40l-49-9c-5 18-15 31-30 39-15 9-35 13-62 13-12 0-23-1-33-3-10-1-19-4-26-8s-13-10-17-16c-4-7-6-16-6-25 0-11 3-19 7-25 5-7 12-12 20-17 9-4 19-8 31-11s25-7 40-11c13-3 27-7 40-12 13-4 25-10 36-17 10-7 19-16 26-26 6-11 10-24 10-40 0-31-11-54-33-70s-54-24-95-24c-37 0-67 7-89 20s-35 33-41 62l50 6c2-8 5-16 10-21 5-6 11-11 18-15 7-3 15-6 24-7 9-2 18-3 28-3 25 0 43 4 55 12 12 7 18 19 18 34 0 10-2 17-6 23-5 6-11 11-19 15s-17 7-29 10c-11 3-23 7-37 10-8 2-18 5-27 7-9 3-18 6-27 9-9 4-17 8-25 13s-14 11-20 18-10 14-14 24c-3 9-5 19-5 31z">
            <text:p/>
          </draw:path>
          <draw:path draw:style-name="gr8" draw:text-style-name="P7" draw:layer="layout" svg:width="0.269cm" svg:height="0.341cm" svg:x="10.493cm" svg:y="8.928cm" svg:viewBox="0 0 270 342" svg:d="M214 0v213c0 16-2 30-4 41s-6 20-12 26c-5 7-12 12-21 15-9 2-19 4-33 4-13 0-25-2-35-7-11-5-20-11-28-20-7-9-13-20-17-33s-6-28-6-44v-195h-56v265c0 7 0 15 0 22 0 8-1 16-1 22 0 7 0 13 0 18-1 5-1 8-1 8h53c0-1 0-4 0-8 1-5 1-10 1-16s1-11 1-17c0-7 0-12 0-16h1c5 10 11 19 18 27 6 8 14 14 22 20 9 5 18 10 29 13 11 2 24 4 38 4 19 0 35-2 48-7 14-4 25-11 34-21 8-9 15-22 19-37 4-14 6-32 6-53v-224z">
            <text:p/>
          </draw:path>
          <draw:path draw:style-name="gr8" draw:text-style-name="P7" draw:layer="layout" svg:width="0.158cm" svg:height="0.341cm" svg:x="10.252cm" svg:y="8.922cm" svg:viewBox="0 0 159 342" svg:d="M157 342v-258c0-7 0-14 0-21s0-15 1-21c0-7 0-14 0-20s1-11 1-16h-53c0 5 0 10-1 17 0 6 0 12-1 18 0 7 0 13 0 19s0 11 0 15h-2c-4-13-8-24-12-34-5-9-10-17-16-23s-13-10-21-13c-9-3-19-5-30-5-5 0-9 0-13 1-5 1-8 1-10 2v51c4-1 8-1 13-2s11-1 17-1c13 0 24 3 32 9 9 6 17 14 23 24 5 10 9 22 12 37 3 14 4 29 4 46v175z">
            <text:p/>
          </draw:path>
          <draw:path draw:style-name="gr8" draw:text-style-name="P7" draw:layer="layout" svg:width="0.055cm" svg:height="0.46cm" svg:x="9.964cm" svg:y="8.804cm" svg:viewBox="0 0 56 461" svg:d="M56 461c0-154 0-307 0-461-19 0-37 0-56 0 0 154 0 307 0 461 19 0 37 0 56 0z">
            <text:p/>
          </draw:path>
          <draw:path draw:style-name="gr8" draw:text-style-name="P7" draw:layer="layout" svg:width="0.056cm" svg:height="0.136cm" svg:x="9.835cm" svg:y="8.827cm" svg:viewBox="0 0 57 137" svg:d="M7 137c14 0 29 0 44 0 2-45 4-91 6-137-19 0-38 0-57 0 2 46 5 92 7 137z">
            <text:p/>
          </draw:path>
          <draw:path draw:style-name="gr8" draw:text-style-name="P7" draw:layer="layout" svg:width="0.325cm" svg:height="0.347cm" svg:x="9.448cm" svg:y="8.922cm" svg:viewBox="0 0 326 348" svg:d="M225 348c33 0 59-9 76-27s25-42 25-73c0-23-4-41-12-55-9-14-20-25-33-34-14-8-29-13-47-16-17-4-35-5-53-5h-75v-19c0-13 2-25 4-35 3-10 8-18 14-24s13-10 22-13 20-4 32-4c11 0 20 0 29 2 9 1 16 4 23 8 6 4 11 10 15 17s7 15 8 26l58-5c-2-14-6-26-11-37-6-11-14-21-25-29s-24-14-40-18c-16-5-36-7-58-7-42 0-74 10-95 29-22 19-32 47-32 84v145c0 16-3 29-7 37s-12 12-25 12c-3 0-6 0-9 0-3-1-6-1-9-2v35c7 2 14 3 21 4s14 1 22 1c11 0 20-1 27-4 8-3 14-7 19-13 4-6 8-13 11-21 2-8 4-18 4-29h2c6 10 13 20 20 29 7 8 15 16 25 22 9 6 20 11 32 14s26 5 42 5zM212 306c-18 0-33-3-47-10-13-6-24-14-33-24s-15-21-19-33c-5-12-7-24-7-35v-27h61c14 0 27 1 39 3 12 1 23 5 32 10 10 5 17 13 23 22 5 9 8 22 8 37 0 18-5 32-15 42s-24 15-42 15z">
            <text:p/>
          </draw:path>
          <draw:path draw:style-name="gr8" draw:text-style-name="P7" draw:layer="layout" svg:width="0.269cm" svg:height="0.341cm" svg:x="9.139cm" svg:y="8.928cm" svg:viewBox="0 0 270 342" svg:d="M214 0v213c0 16-2 30-4 41s-6 20-12 26c-5 7-12 12-21 15-9 2-19 4-33 4-13 0-25-2-35-7-11-5-20-11-28-20-7-9-13-20-17-33s-6-28-6-44v-195h-56v265c0 7 0 15 0 22 0 8-1 16-1 22 0 7 0 13 0 18-1 5-1 8-1 8h53c0-1 0-4 0-8 1-5 1-10 1-16s1-11 1-17c0-7 0-12 0-16h1c5 10 11 19 18 27 6 8 14 14 22 20 9 5 18 10 29 13 11 2 24 4 38 4 19 0 35-2 48-7 14-4 25-11 34-21 8-9 15-22 19-37 4-14 6-32 6-53v-224z">
            <text:p/>
          </draw:path>
          <draw:path draw:style-name="gr8" draw:text-style-name="P7" draw:layer="layout" svg:width="0.161cm" svg:height="0.415cm" svg:x="8.926cm" svg:y="8.853cm" svg:viewBox="0 0 162 416" svg:d="M0 409c8 2 17 4 26 5s19 2 30 2c45 0 67-25 67-76v-224h39v-41h-41l-16-75h-37v75h-62v41h62v212c0 16-3 27-8 34-6 6-15 10-28 10-5 0-10-1-15-2-5 0-11-1-17-3z">
            <text:p/>
          </draw:path>
          <draw:path draw:style-name="gr8" draw:text-style-name="P7" draw:layer="layout" svg:width="0.158cm" svg:height="0.341cm" svg:x="8.719cm" svg:y="8.922cm" svg:viewBox="0 0 159 342" svg:d="M157 342v-258c0-7 0-14 0-21s0-15 1-21c0-7 0-14 0-20s1-11 1-16h-53c0 5 0 10-1 17 0 6 0 12-1 18 0 7 0 13 0 19s0 11 0 15h-2c-4-13-8-24-12-34-5-9-10-17-16-23s-13-10-21-13c-9-3-19-5-30-5-5 0-9 0-13 1-5 1-8 1-10 2v51c4-1 8-1 13-2s11-1 17-1c13 0 24 3 32 9 9 6 17 14 23 24 5 10 9 22 12 37 3 14 4 29 4 46v175z">
            <text:p/>
          </draw:path>
          <draw:path draw:style-name="gr8" draw:text-style-name="P7" draw:layer="layout" svg:width="0.297cm" svg:height="0.347cm" svg:x="8.384cm" svg:y="8.922cm" svg:viewBox="0 0 298 348" svg:d="M239 186c0 18-1 34-5 49-4 14-9 27-17 38-7 10-17 19-29 25-12 5-26 8-42 8-24 0-44-4-58-14-15-10-25-22-30-37l-49 14c4 9 8 19 15 28 6 9 14 18 25 25 11 8 24 14 40 19 15 5 34 7 57 7 49 0 87-15 113-44 26-30 39-74 39-132 0-31-4-58-12-80s-18-40-32-53c-14-14-30-24-48-30s-37-9-58-9c-28 0-52 5-71 14s-34 21-45 37c-12 16-20 35-25 57s-7 45-7 71v7zM58 143c3-35 12-61 27-77 15-17 36-25 64-25 9 0 19 2 29 5s20 8 29 16c8 7 16 18 22 31s9 30 10 50z">
            <text:p/>
          </draw:path>
          <draw:path draw:style-name="gr8" draw:text-style-name="P7" draw:layer="layout" svg:width="0.059cm" svg:height="0.067cm" svg:x="8.239cm" svg:y="9.196cm" svg:viewBox="0 0 60 68" svg:d="M60 68c0-23 0-45 0-68-20 0-40 0-60 0 0 23 0 45 0 68 20 0 40 0 60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9:54:34.541518925</meta:creation-date>
    <dc:date>2017-05-29T20:03:34.808331206</dc:date>
    <meta:editing-duration>PT8M59S</meta:editing-duration>
    <meta:editing-cycles>3</meta:editing-cycles>
    <meta:generator>LibreOffice/5.1.6.2.0$Linux_X86_64 LibreOffice_project/10$Build-2</meta:generator>
    <meta:document-statistic meta:object-count="54"/>
  </office:meta>
</office:document-meta>
</file>